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fo:font-size="12pt" style:font-size-asian="12pt" style:font-name-complex="Arial2"/>
    </style:style>
    <style:style style:name="P2" style:family="paragraph" style:parent-style-name="Standard" style:master-page-name="Standard">
      <style:paragraph-properties style:page-number="auto"/>
    </style:style>
    <style:style style:name="P3" style:family="paragraph" style:parent-style-name="List_20_Paragraph" style:list-style-name="WWNum1"/>
    <style:style style:name="P4" style:family="paragraph" style:parent-style-name="List_20_Paragraph">
      <style:text-properties style:font-name="Arial1" fo:font-size="12pt" style:font-size-asian="12pt" style:font-name-complex="Arial2"/>
    </style:style>
    <style:style style:name="T1" style:family="text">
      <style:text-properties style:font-name="Georgia" fo:font-size="14pt" style:text-underline-style="solid" style:text-underline-width="auto" style:text-underline-color="font-color" style:font-size-asian="14pt"/>
    </style:style>
    <style:style style:name="T2" style:family="text">
      <style:text-properties style:font-name="Arial1" fo:font-size="12pt" style:font-size-asian="12pt" style:font-name-complex="Arial2"/>
    </style:style>
    <style:style style:name="T3" style:family="text">
      <style:text-properties style:font-name="Arial1" fo:font-size="12pt" fo:font-weight="bold" style:font-size-asian="12pt" style:font-weight-asian="bold" style:font-name-complex="Arial2"/>
    </style:style>
    <style:style style:name="T4" style:family="text">
      <style:text-properties style:font-name="Arial1" fo:font-size="12pt" style:text-underline-style="solid" style:text-underline-width="auto" style:text-underline-color="font-color" style:font-size-asian="12pt" style:font-name-complex="Arial2"/>
    </style:style>
    <style:style style:name="T5" style:family="text">
      <style:text-properties style:font-name="Wingdings" fo:font-size="12pt" style:font-size-asian="12pt" style:font-name-complex="Arial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e Sa-Hali Pro-D Handy Checklist:</text:span></text:p>
      <text:p text:style-name="Standard"><text:span text:style-name="T2">Prior to travelling/attending your conference please prepare for the following. <text:s/>The pro-d committee is subject to audit and so to ensure our paperwork is in order yours must be too </text:span><text:span text:style-name="T5"></text:span><text:span text:style-name="T2"> <text:s/>Thanks.</text:span></text:p>
      <text:p text:style-name="P1"/>
      <text:list xml:id="list4788889978021192075" text:style-name="WWNum1">
        <text:list-item>
          <text:p text:style-name="P3"><text:span text:style-name="T2">I have submitted a </text:span><text:span text:style-name="T3">written</text:span><text:span text:style-name="T2"> application to the Pro-D chair prior to travel.</text:span></text:p>
        </text:list-item>
      </text:list>
      <text:p text:style-name="P4"/>
      <text:list xml:id="list31755424" text:continue-numbering="true" text:style-name="WWNum1">
        <text:list-item>
          <text:p text:style-name="P3"><text:span text:style-name="T2">I am claiming travel expenses, so I’m providing </text:span><text:span text:style-name="T3">original receipts</text:span><text:span text:style-name="T2"> for fuel etc…(despite claiming the lump sum for travel to the coast etc…otherwise there’s no evidence you travelled…)</text:span></text:p>
        </text:list-item>
      </text:list>
      <text:p text:style-name="P4"/>
      <text:list xml:id="list31735950" text:continue-numbering="true" text:style-name="WWNum1">
        <text:list-item>
          <text:p text:style-name="P3"><text:span text:style-name="T2">I’m attending a conference so I’ll get </text:span><text:span text:style-name="T3">an official receipt showing payment</text:span></text:p>
        </text:list-item>
      </text:list>
      <text:p text:style-name="P4"/>
      <text:list xml:id="list31729352" text:continue-numbering="true" text:style-name="WWNum1">
        <text:list-item>
          <text:p text:style-name="P3"><text:span text:style-name="T2">I’m claiming meal expenses so I’ll attach </text:span><text:span text:style-name="T3">an official receipt</text:span><text:span text:style-name="T2"> with the correct dates and reasonable times according to the itinerary of my conference. <text:s/>(</text:span><text:span text:style-name="T4">You will not be paid a stipend for meals so receipts are necessary</text:span><text:span text:style-name="T2">.)</text:span></text:p>
        </text:list-item>
      </text:list>
      <text:p text:style-name="P4"/>
      <text:list xml:id="list31726918" text:continue-numbering="true" text:style-name="WWNum1">
        <text:list-item>
          <text:p text:style-name="P3"><text:span text:style-name="T2">I’m staying at a hotel so I’m including </text:span><text:span text:style-name="T4">an original receipt</text:span><text:span text:style-name="T2">. <text:s/>(Please share rooms where possible in order to save our pro-d funds.) </text:span></text:p>
        </text:list-item>
      </text:list>
      <text:p text:style-name="P4"/>
      <text:list xml:id="list31748285" text:continue-numbering="true" text:style-name="WWNum1">
        <text:list-item>
          <text:p text:style-name="P3"><text:span text:style-name="T2">When claiming costs, I’ll use our school formula for remuneration for meals, hotels etc.. so that my claim is for what I am eligible to receive, not what I actually paid. <text:s/>(things like hotels etc…aren’t always within parameters)</text:span></text:p>
        </text:list-item>
      </text:list>
      <text:p text:style-name="P4"/>
      <text:p text:style-name="P1"/>
      <text:p text:style-name="Standard"><text:span text:style-name="T2">Please consider that the spirit of professional development is that we go beyond our school walls to learn so that we might enrich our own practice and the staff team here. <text:s/></text:span><text:span text:style-name="T4">Consider taking part in a sharing session (formal or informal) after returning from your conference.</text:span><text:span text:style-name="T2">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CA"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CA"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Koppes</meta:initial-creator>
    <dc:creator>Mike Koppes</dc:creator>
    <meta:editing-cycles>2</meta:editing-cycles>
    <meta:creation-date>2016-06-28T19:45:00</meta:creation-date>
    <dc:date>2016-10-03T16:43:00</dc:date>
    <meta:editing-duration>PT22S</meta:editing-duration>
    <meta:generator>OpenOffice/4.1.2$Win32 OpenOffice.org_project/412m3$Build-9782</meta:generator>
    <meta:document-statistic meta:table-count="0" meta:image-count="0" meta:object-count="0" meta:page-count="1" meta:paragraph-count="9" meta:word-count="240" meta:character-count="142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